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49" calcext:value-type="float">
            <text:p>49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727777777777778" calcext:value-type="percentage">
            <text:p>73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10" calcext:value-type="float">
            <text:p>1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722222222222222" calcext:value-type="percentage">
            <text:p>72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20:45:05.1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0T20:58:23.644000000</dc:date>
    <meta:editing-cycles>778</meta:editing-cycles>
    <meta:editing-duration>P12DT6H27M51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